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18in" style:rel-column-width="32760*"/>
    </style:style>
    <style:style style:name="Table2.B" style:family="table-column">
      <style:table-column-properties style:column-width="3.463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10" style:family="table">
      <style:table-properties style:width="1.0229in" table:align="left"/>
    </style:style>
    <style:style style:name="Table10.A" style:family="table-column">
      <style:table-column-properties style:column-width="0.4743in"/>
    </style:style>
    <style:style style:name="Table10.B" style:family="table-column">
      <style:table-column-properties style:column-width="0.548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8" style:family="table">
      <style:table-properties style:width="1.0229in" table:align="left"/>
    </style:style>
    <style:style style:name="Table8.A" style:family="table-column">
      <style:table-column-properties style:column-width="0.4743in"/>
    </style:style>
    <style:style style:name="Table8.B" style:family="table-column">
      <style:table-column-properties style:column-width="0.548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1.0229in" table:align="left"/>
    </style:style>
    <style:style style:name="Table9.A" style:family="table-column">
      <style:table-column-properties style:column-width="0.4743in"/>
    </style:style>
    <style:style style:name="Table9.B" style:family="table-column">
      <style:table-column-properties style:column-width="0.548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4" style:family="table">
      <style:table-properties style:width="1.0229in" table:align="left"/>
    </style:style>
    <style:style style:name="Table4.A" style:family="table-column">
      <style:table-column-properties style:column-width="0.4743in"/>
    </style:style>
    <style:style style:name="Table4.B" style:family="table-column">
      <style:table-column-properties style:column-width="0.548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0229in" table:align="left"/>
    </style:style>
    <style:style style:name="Table5.A" style:family="table-column">
      <style:table-column-properties style:column-width="0.4743in"/>
    </style:style>
    <style:style style:name="Table5.B" style:family="table-column">
      <style:table-column-properties style:column-width="0.548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1" style:family="table">
      <style:table-properties style:width="1.0229in" table:align="left"/>
    </style:style>
    <style:style style:name="Table1.A" style:family="table-column">
      <style:table-column-properties style:column-width="0.4743in"/>
    </style:style>
    <style:style style:name="Table1.B" style:family="table-column">
      <style:table-column-properties style:column-width="0.5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7" style:family="table">
      <style:table-properties style:width="1.0229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6" style:family="table">
      <style:table-properties style:width="1.0229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3" style:family="table">
      <style:table-properties style:width="0.4708in" table:align="left"/>
    </style:style>
    <style:style style:name="Table3.A" style:family="table-column">
      <style:table-column-properties style:column-width="0.4708in"/>
    </style:style>
    <style:style style:name="Table3.A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text-properties officeooo:rsid="0065cc12" officeooo:paragraph-rsid="0065cc12"/>
    </style:style>
    <style:style style:name="P7" style:family="paragraph" style:parent-style-name="Standard">
      <style:paragraph-properties fo:text-align="justify" style:justify-single-word="false"/>
      <style:text-properties fo:font-style="normal" officeooo:rsid="008dba08" officeooo:paragraph-rsid="008dba08" style:font-style-asian="normal" style:font-style-complex="normal"/>
    </style:style>
    <style:style style:name="P8" style:family="paragraph" style:parent-style-name="Standard">
      <style:text-properties style:text-underline-style="solid" style:text-underline-width="auto" style:text-underline-color="font-color" officeooo:rsid="008640b9" officeooo:paragraph-rsid="008640b9"/>
    </style:style>
    <style:style style:name="P9" style:family="paragraph" style:parent-style-name="Standard">
      <style:text-properties officeooo:rsid="004e10ec" officeooo:paragraph-rsid="008f2d00"/>
    </style:style>
    <style:style style:name="P10" style:family="paragraph" style:parent-style-name="Standard">
      <style:text-properties fo:font-style="italic" officeooo:rsid="005b5884" officeooo:paragraph-rsid="008f2d00" style:font-style-asian="italic" style:font-style-complex="italic"/>
    </style:style>
    <style:style style:name="P11" style:family="paragraph" style:parent-style-name="Standard">
      <style:text-properties fo:font-style="italic" officeooo:rsid="008f2d00" officeooo:paragraph-rsid="008f2d00" style:font-style-asian="italic" style:font-style-complex="italic"/>
    </style:style>
    <style:style style:name="P12" style:family="paragraph" style:parent-style-name="Standard">
      <style:text-properties fo:font-style="italic" fo:font-weight="normal" officeooo:rsid="008f2d00" officeooo:paragraph-rsid="00c85756"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officeooo:rsid="0082b5be" officeooo:paragraph-rsid="0082b5be"/>
    </style:style>
    <style:style style:name="P14" style:family="paragraph" style:parent-style-name="Standard">
      <style:paragraph-properties fo:text-align="justify" style:justify-single-word="false"/>
      <style:text-properties officeooo:rsid="0082b5be" officeooo:paragraph-rsid="00c1f3f6"/>
    </style:style>
    <style:style style:name="P15" style:family="paragraph" style:parent-style-name="Standard">
      <style:text-properties style:font-name="DejaVu Sans Mono" style:text-underline-style="none" officeooo:rsid="00b08172" officeooo:paragraph-rsid="00b08172"/>
    </style:style>
    <style:style style:name="P16" style:family="paragraph" style:parent-style-name="Standard">
      <style:text-properties style:font-name="DejaVu Sans Mono" style:text-underline-style="none" officeooo:rsid="00dbfaa8" officeooo:paragraph-rsid="00dbfaa8"/>
    </style:style>
    <style:style style:name="P17" style:family="paragraph" style:parent-style-name="Standard">
      <style:paragraph-properties fo:text-align="justify" style:justify-single-word="false"/>
      <style:text-properties officeooo:rsid="00892600" officeooo:paragraph-rsid="00892600"/>
    </style:style>
    <style:style style:name="P18" style:family="paragraph" style:parent-style-name="Standard">
      <style:paragraph-properties fo:text-align="justify" style:justify-single-word="false"/>
      <style:text-properties fo:color="#ff0000" officeooo:rsid="00b129b8" officeooo:paragraph-rsid="00b129b8"/>
    </style:style>
    <style:style style:name="P19" style:family="paragraph" style:parent-style-name="Standard">
      <style:text-properties officeooo:rsid="005051e1" officeooo:paragraph-rsid="005051e1"/>
    </style:style>
    <style:style style:name="P20" style:family="paragraph" style:parent-style-name="Standard">
      <style:text-properties officeooo:rsid="00b5028c" officeooo:paragraph-rsid="00b5028c"/>
    </style:style>
    <style:style style:name="P21" style:family="paragraph" style:parent-style-name="Standard">
      <style:paragraph-properties fo:text-align="justify" style:justify-single-word="false"/>
      <style:text-properties officeooo:paragraph-rsid="00d8eef6"/>
    </style:style>
    <style:style style:name="P22" style:family="paragraph" style:parent-style-name="Standard">
      <style:text-properties officeooo:rsid="00dadb2b" officeooo:paragraph-rsid="00dadb2b"/>
    </style:style>
    <style:style style:name="P23" style:family="paragraph" style:parent-style-name="Table_20_Contents">
      <style:paragraph-properties fo:text-align="center" style:justify-single-word="false"/>
      <style:text-properties officeooo:paragraph-rsid="002543ad"/>
    </style:style>
    <style:style style:name="P24" style:family="paragraph" style:parent-style-name="Table_20_Contents">
      <style:paragraph-properties fo:text-align="center" style:justify-single-word="false"/>
      <style:text-properties officeooo:paragraph-rsid="004e10ec"/>
    </style:style>
    <style:style style:name="P25" style:family="paragraph" style:parent-style-name="Table_20_Contents">
      <style:paragraph-properties fo:text-align="center" style:justify-single-word="false"/>
      <style:text-properties officeooo:paragraph-rsid="008f2d00"/>
    </style:style>
    <style:style style:name="P26" style:family="paragraph" style:parent-style-name="Table_20_Contents">
      <style:paragraph-properties fo:text-align="center" style:justify-single-word="false"/>
      <style:text-properties officeooo:paragraph-rsid="00ac767e"/>
    </style:style>
    <style:style style:name="P27" style:family="paragraph" style:parent-style-name="Table_20_Contents">
      <style:paragraph-properties fo:text-align="center" style:justify-single-word="false"/>
      <style:text-properties officeooo:paragraph-rsid="00c85756"/>
    </style:style>
    <style:style style:name="P28" style:family="paragraph" style:parent-style-name="Table_20_Contents">
      <style:text-properties fo:font-weight="bold" officeooo:paragraph-rsid="001b843c" style:font-weight-asian="bold" style:font-weight-complex="bold"/>
    </style:style>
    <style:style style:name="P29" style:family="paragraph" style:parent-style-name="Table_20_Contents">
      <style:paragraph-properties fo:text-align="center" style:justify-single-word="false"/>
      <style:text-properties officeooo:rsid="003b4b8a" officeooo:paragraph-rsid="003b4b8a"/>
    </style:style>
    <style:style style:name="P30" style:family="paragraph" style:parent-style-name="Table_20_Contents">
      <style:paragraph-properties fo:text-align="center" style:justify-single-word="false"/>
      <style:text-properties officeooo:rsid="003b4b8a" officeooo:paragraph-rsid="004e10ec"/>
    </style:style>
    <style:style style:name="P31" style:family="paragraph" style:parent-style-name="Table_20_Contents">
      <style:paragraph-properties fo:text-align="center" style:justify-single-word="false"/>
      <style:text-properties officeooo:rsid="003b4b8a" officeooo:paragraph-rsid="008f2d00"/>
    </style:style>
    <style:style style:name="P32" style:family="paragraph" style:parent-style-name="Table_20_Contents">
      <style:paragraph-properties fo:text-align="center" style:justify-single-word="false"/>
      <style:text-properties officeooo:rsid="003b4b8a" officeooo:paragraph-rsid="00ac767e"/>
    </style:style>
    <style:style style:name="P33" style:family="paragraph" style:parent-style-name="Table_20_Contents">
      <style:paragraph-properties fo:text-align="center" style:justify-single-word="false"/>
      <style:text-properties officeooo:rsid="003b4b8a" officeooo:paragraph-rsid="00c85756"/>
    </style:style>
    <style:style style:name="P34" style:family="paragraph" style:parent-style-name="Table_20_Contents">
      <style:paragraph-properties fo:text-align="center" style:justify-single-word="false"/>
      <style:text-properties officeooo:rsid="006b0e7f" officeooo:paragraph-rsid="006b0e7f"/>
    </style:style>
    <style:style style:name="P35" style:family="paragraph" style:parent-style-name="Table_20_Contents">
      <style:text-properties officeooo:rsid="00a66410" officeooo:paragraph-rsid="001b843c"/>
    </style:style>
    <style:style style:name="P36" style:family="paragraph" style:parent-style-name="Table_20_Contents">
      <style:paragraph-properties fo:text-align="center" style:justify-single-word="false"/>
      <style:text-properties officeooo:rsid="00a66410" officeooo:paragraph-rsid="00a66410"/>
    </style:style>
    <style:style style:name="P37" style:family="paragraph" style:parent-style-name="Table_20_Contents">
      <style:text-properties fo:color="#ff0000" officeooo:rsid="00384135" officeooo:paragraph-rsid="00384135"/>
    </style:style>
    <style:style style:name="P38" style:family="paragraph" style:parent-style-name="Text_20_body">
      <style:text-properties officeooo:paragraph-rsid="00330a14"/>
    </style:style>
    <style:style style:name="P39" style:family="paragraph" style:parent-style-name="Text_20_body">
      <style:paragraph-properties fo:text-align="justify" style:justify-single-word="false"/>
      <style:text-properties fo:font-style="italic" officeooo:rsid="008dba08" officeooo:paragraph-rsid="009503b1" style:font-style-asian="italic" style:font-style-complex="italic"/>
    </style:style>
    <style:style style:name="P40" style:family="paragraph" style:parent-style-name="Text_20_body">
      <style:paragraph-properties fo:text-align="justify" style:justify-single-word="false"/>
      <style:text-properties fo:font-style="italic" officeooo:rsid="00c95a65" officeooo:paragraph-rsid="00c95a65" style:font-style-asian="italic" style:font-style-complex="italic"/>
    </style:style>
    <style:style style:name="P41" style:family="paragraph" style:parent-style-name="Standard" style:list-style-name="L2">
      <style:text-properties fo:font-style="italic" officeooo:rsid="008f2d00" officeooo:paragraph-rsid="008f2d00" style:font-style-asian="italic" style:font-style-complex="italic"/>
    </style:style>
    <style:style style:name="P42" style:family="paragraph" style:parent-style-name="Standard">
      <style:text-properties fo:font-style="italic" fo:font-weight="normal" officeooo:rsid="00e9d12d" officeooo:paragraph-rsid="00e9d12d"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normal" officeooo:rsid="00bed118" officeooo:paragraph-rsid="008dba08" style:font-style-asian="normal" style:font-style-complex="normal"/>
    </style:style>
    <style:style style:name="P44" style:family="paragraph" style:parent-style-name="Text_20_body" style:list-style-name="L1">
      <style:paragraph-properties fo:text-align="justify" style:justify-single-word="false"/>
      <style:text-properties officeooo:paragraph-rsid="003f8839"/>
    </style:style>
    <style:style style:name="P45" style:family="paragraph" style:parent-style-name="Text_20_body" style:list-style-name="L5">
      <style:paragraph-properties fo:text-align="justify" style:justify-single-word="false"/>
      <style:text-properties officeooo:paragraph-rsid="00e60860"/>
    </style:style>
    <style:style style:name="P46" style:family="paragraph" style:parent-style-name="Text_20_body" style:list-style-name="L3">
      <style:text-properties officeooo:paragraph-rsid="00330a14"/>
    </style:style>
    <style:style style:name="P47" style:family="paragraph" style:parent-style-name="Text_20_body" style:list-style-name="">
      <style:paragraph-properties fo:text-align="justify" style:justify-single-word="false"/>
      <style:text-properties fo:font-style="normal" officeooo:rsid="00e2cbfe" officeooo:paragraph-rsid="00e2cbfe" style:font-style-asian="normal" style:font-style-complex="normal"/>
    </style:style>
    <style:style style:name="P48" style:family="paragraph" style:parent-style-name="Text_20_body" style:list-style-name="">
      <style:paragraph-properties fo:text-align="justify" style:justify-single-word="false"/>
      <style:text-properties fo:font-style="normal" officeooo:rsid="00e4496f" officeooo:paragraph-rsid="00e4496f" style:font-style-asian="normal" style:font-style-complex="normal"/>
    </style:style>
    <style:style style:name="P49" style:family="paragraph" style:parent-style-name="Text_20_body" style:list-style-name="">
      <style:paragraph-properties fo:text-align="justify" style:justify-single-word="false"/>
      <style:text-properties fo:font-style="normal" officeooo:rsid="00e4496f" officeooo:paragraph-rsid="00e60860" style:font-style-asian="normal" style:font-style-complex="normal"/>
    </style:style>
    <style:style style:name="P50" style:family="paragraph" style:parent-style-name="Text_20_body" style:list-style-name="L4">
      <style:paragraph-properties fo:text-align="justify" style:justify-single-word="false"/>
      <style:text-properties fo:font-style="normal" officeooo:rsid="00e4496f" officeooo:paragraph-rsid="00e4496f" style:font-style-asian="normal" style:font-style-complex="normal"/>
    </style:style>
    <style:style style:name="P51" style:family="paragraph" style:parent-style-name="Text_20_body" style:list-style-name="L4">
      <style:paragraph-properties fo:text-align="justify" style:justify-single-word="false"/>
      <style:text-properties fo:font-style="normal" officeooo:rsid="00e4496f" officeooo:paragraph-rsid="00e5ab15" style:font-style-asian="normal" style:font-style-complex="normal"/>
    </style:style>
    <style:style style:name="P52" style:family="paragraph" style:parent-style-name="Text_20_body">
      <style:paragraph-properties fo:text-align="justify" style:justify-single-word="false"/>
      <style:text-properties fo:font-style="normal" officeooo:rsid="00e5ab15" officeooo:paragraph-rsid="00e5ab15" style:font-style-asian="normal" style:font-style-complex="normal"/>
    </style:style>
    <style:style style:name="P53" style:family="paragraph" style:parent-style-name="Text_20_body" style:list-style-name="L5" style:master-page-name="">
      <loext:graphic-properties draw:fill="none"/>
      <style:paragraph-properties fo:margin-left="0in" fo:margin-right="0in" fo:margin-top="0in" fo:margin-bottom="0.0972in" loext:contextual-spacing="false" fo:line-height="120%" fo:text-align="justify" style:justify-single-word="false" fo:text-indent="-0.25in" style:auto-text-indent="false" style:page-number="auto" fo:background-color="transparent"/>
      <style:text-properties officeooo:paragraph-rsid="00e60860"/>
    </style:style>
    <style:style style:name="P54" style:family="paragraph" style:parent-style-name="Heading_20_1">
      <style:text-properties officeooo:rsid="0026d17b" officeooo:paragraph-rsid="0026d17b"/>
    </style:style>
    <style:style style:name="P55" style:family="paragraph" style:parent-style-name="Heading_20_1">
      <style:text-properties officeooo:rsid="0029f2ac" officeooo:paragraph-rsid="0029f2ac"/>
    </style:style>
    <style:style style:name="P56" style:family="paragraph" style:parent-style-name="Heading_20_1">
      <style:paragraph-properties fo:break-before="page"/>
    </style:style>
    <style:style style:name="P57" style:family="paragraph" style:parent-style-name="Heading_20_1">
      <style:paragraph-properties fo:text-align="justify" style:justify-single-word="false" fo:break-before="page"/>
      <style:text-properties fo:font-style="normal" officeooo:rsid="0099a133" officeooo:paragraph-rsid="0099a133" style:font-style-asian="normal" style:font-style-complex="normal"/>
    </style:style>
    <style:style style:name="P58" style:family="paragraph" style:parent-style-name="Heading_20_1" style:list-style-name="">
      <style:paragraph-properties fo:text-align="justify" style:justify-single-word="false" fo:break-before="page"/>
      <style:text-properties fo:font-style="normal" officeooo:rsid="00e0e26e" officeooo:paragraph-rsid="00e0e26e" style:font-style-asian="normal" style:font-style-complex="normal"/>
    </style:style>
    <style:style style:name="P59" style:family="paragraph" style:parent-style-name="Heading_20_3">
      <style:text-properties officeooo:paragraph-rsid="008f2d00"/>
    </style:style>
    <style:style style:name="P60" style:family="paragraph" style:parent-style-name="Heading_20_3">
      <style:text-properties officeooo:rsid="00c85756" officeooo:paragraph-rsid="00c85756"/>
    </style:style>
    <style:style style:name="P61" style:family="paragraph" style:parent-style-name="Heading_20_3">
      <style:text-properties officeooo:rsid="002543ad" officeooo:paragraph-rsid="002543ad"/>
    </style:style>
    <style:style style:name="P62" style:family="paragraph" style:parent-style-name="Heading_20_3">
      <style:text-properties officeooo:rsid="004e10ec" officeooo:paragraph-rsid="008f2d00"/>
    </style:style>
    <style:style style:name="P63" style:family="paragraph" style:parent-style-name="Heading_20_3">
      <style:text-properties officeooo:rsid="004e10ec" officeooo:paragraph-rsid="004e10ec"/>
    </style:style>
    <style:style style:name="P64" style:family="paragraph" style:parent-style-name="Heading_20_3">
      <style:text-properties officeooo:rsid="00330a14" officeooo:paragraph-rsid="00330a14"/>
    </style:style>
    <style:style style:name="P65" style:family="paragraph" style:parent-style-name="Heading_20_3">
      <style:paragraph-properties fo:break-before="page"/>
      <style:text-properties officeooo:rsid="00c95a65" officeooo:paragraph-rsid="00c95a65"/>
    </style:style>
    <style:style style:name="P66" style:family="paragraph" style:parent-style-name="enum" style:list-style-name="L1">
      <style:paragraph-properties fo:text-align="justify" style:justify-single-word="false"/>
      <style:text-properties officeooo:paragraph-rsid="0026d17b"/>
    </style:style>
    <style:style style:name="P67" style:family="paragraph" style:parent-style-name="enum" style:list-style-name="L1">
      <style:paragraph-properties fo:text-align="justify" style:justify-single-word="false"/>
      <style:text-properties officeooo:rsid="0026d17b" officeooo:paragraph-rsid="0026d17b"/>
    </style:style>
    <style:style style:name="P68" style:family="paragraph" style:parent-style-name="enum" style:list-style-name="L1">
      <style:paragraph-properties fo:text-align="justify" style:justify-single-word="false"/>
      <style:text-properties officeooo:rsid="0026d17b" officeooo:paragraph-rsid="008ad558"/>
    </style:style>
    <style:style style:name="P69" style:family="paragraph" style:parent-style-name="enum" style:list-style-name="L1">
      <style:paragraph-properties fo:text-align="justify" style:justify-single-word="false"/>
      <style:text-properties officeooo:rsid="0035c694" officeooo:paragraph-rsid="0035c694"/>
    </style:style>
    <style:style style:name="P70"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71"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T1" style:family="text">
      <style:text-properties officeooo:rsid="001b843c"/>
    </style:style>
    <style:style style:name="T2" style:family="text">
      <style:text-properties fo:font-style="italic" style:font-style-asian="italic" style:font-style-complex="italic"/>
    </style:style>
    <style:style style:name="T3" style:family="text">
      <style:text-properties fo:font-style="italic" officeooo:rsid="00d88966" style:font-style-asian="italic" style:font-style-complex="italic"/>
    </style:style>
    <style:style style:name="T4" style:family="text">
      <style:text-properties fo:font-style="italic" officeooo:rsid="00d8eef6" style:font-style-asian="italic" style:font-style-complex="italic"/>
    </style:style>
    <style:style style:name="T5" style:family="text">
      <style:text-properties fo:font-style="italic" officeooo:rsid="00d9f264" style:font-style-asian="italic" style:font-style-complex="italic"/>
    </style:style>
    <style:style style:name="T6" style:family="text">
      <style:text-properties fo:font-style="italic" officeooo:rsid="00e0ba28" style:font-style-asian="italic" style:font-style-complex="italic"/>
    </style:style>
    <style:style style:name="T7" style:family="text">
      <style:text-properties officeooo:rsid="002543ad"/>
    </style:style>
    <style:style style:name="T8" style:family="text">
      <style:text-properties officeooo:rsid="0026d17b"/>
    </style:style>
    <style:style style:name="T9" style:family="text">
      <style:text-properties fo:font-style="normal" style:font-style-asian="normal" style:font-style-complex="normal"/>
    </style:style>
    <style:style style:name="T10" style:family="text">
      <style:text-properties fo:font-style="normal" officeooo:rsid="0046408d" style:font-style-asian="normal" style:font-style-complex="normal"/>
    </style:style>
    <style:style style:name="T11" style:family="text">
      <style:text-properties fo:font-style="normal" officeooo:rsid="009f784d" style:font-style-asian="normal" style:font-style-complex="normal"/>
    </style:style>
    <style:style style:name="T12" style:family="text">
      <style:text-properties fo:font-style="normal" officeooo:rsid="00c1f3f6" style:font-style-asian="normal" style:font-style-complex="normal"/>
    </style:style>
    <style:style style:name="T13" style:family="text">
      <style:text-properties fo:font-style="normal" officeooo:rsid="00d52eda" style:font-style-asian="normal" style:font-style-complex="normal"/>
    </style:style>
    <style:style style:name="T14" style:family="text">
      <style:text-properties fo:font-style="normal" officeooo:rsid="00d8eef6" style:font-style-asian="normal" style:font-style-complex="normal"/>
    </style:style>
    <style:style style:name="T15" style:family="text">
      <style:text-properties fo:font-style="normal" officeooo:rsid="00d9f264" style:font-style-asian="normal" style:font-style-complex="normal"/>
    </style:style>
    <style:style style:name="T16" style:family="text">
      <style:text-properties fo:font-style="normal" officeooo:rsid="00dda3af" style:font-style-asian="normal" style:font-style-complex="normal"/>
    </style:style>
    <style:style style:name="T17" style:family="text">
      <style:text-properties fo:font-style="normal" officeooo:rsid="00e4496f" style:font-style-asian="normal" style:font-style-complex="normal"/>
    </style:style>
    <style:style style:name="T18" style:family="text">
      <style:text-properties fo:font-style="normal" officeooo:rsid="00e5ab15" style:font-style-asian="normal" style:font-style-complex="normal"/>
    </style:style>
    <style:style style:name="T19" style:family="text">
      <style:text-properties fo:font-style="normal" officeooo:rsid="00e60860" style:font-style-asian="normal" style:font-style-complex="normal"/>
    </style:style>
    <style:style style:name="T20" style:family="text">
      <style:text-properties fo:font-style="normal" officeooo:rsid="00e7c0d3" style:font-style-asian="normal" style:font-style-complex="normal"/>
    </style:style>
    <style:style style:name="T21" style:family="text">
      <style:text-properties officeooo:rsid="002a0eee"/>
    </style:style>
    <style:style style:name="T22" style:family="text">
      <style:text-properties officeooo:rsid="002d2bd7"/>
    </style:style>
    <style:style style:name="T23" style:family="text">
      <style:text-properties officeooo:rsid="00318f31"/>
    </style:style>
    <style:style style:name="T24" style:family="text">
      <style:text-properties officeooo:rsid="003ea68c"/>
    </style:style>
    <style:style style:name="T25" style:family="text">
      <style:text-properties officeooo:rsid="005051e1"/>
    </style:style>
    <style:style style:name="T26" style:family="text">
      <style:text-properties officeooo:rsid="008ad558"/>
    </style:style>
    <style:style style:name="T27" style:family="text">
      <style:text-properties officeooo:rsid="008c92d1"/>
    </style:style>
    <style:style style:name="T28" style:family="text">
      <style:text-properties officeooo:rsid="008f2d00"/>
    </style:style>
    <style:style style:name="T29" style:family="text">
      <style:text-properties officeooo:rsid="006839be"/>
    </style:style>
    <style:style style:name="T30" style:family="text">
      <style:text-properties officeooo:rsid="009f784d"/>
    </style:style>
    <style:style style:name="T31" style:family="text">
      <style:text-properties officeooo:rsid="00a1c9ef"/>
    </style:style>
    <style:style style:name="T32" style:family="text">
      <style:text-properties officeooo:rsid="00b129b8"/>
    </style:style>
    <style:style style:name="T33" style:family="text">
      <style:text-properties officeooo:rsid="00b3e05d"/>
    </style:style>
    <style:style style:name="T34" style:family="text">
      <style:text-properties officeooo:rsid="00bce6c7"/>
    </style:style>
    <style:style style:name="T35" style:family="text">
      <style:text-properties officeooo:rsid="00c047d5"/>
    </style:style>
    <style:style style:name="T36" style:family="text">
      <style:text-properties officeooo:rsid="00c3e2a8"/>
    </style:style>
    <style:style style:name="T37" style:family="text">
      <style:text-properties officeooo:rsid="00c85756"/>
    </style:style>
    <style:style style:name="T38" style:family="text">
      <style:text-properties officeooo:rsid="00cad886"/>
    </style:style>
    <style:style style:name="T39" style:family="text">
      <style:text-properties officeooo:rsid="00ccbc26"/>
    </style:style>
    <style:style style:name="T40" style:family="text">
      <style:text-properties fo:color="#ff0000" officeooo:rsid="008ad558"/>
    </style:style>
    <style:style style:name="T41" style:family="text">
      <style:text-properties fo:color="#ff0000" officeooo:rsid="00d6b3d0"/>
    </style:style>
    <style:style style:name="T42" style:family="text">
      <style:text-properties officeooo:rsid="00d49050"/>
    </style:style>
    <style:style style:name="T43" style:family="text">
      <style:text-properties officeooo:rsid="00d88966"/>
    </style:style>
    <style:style style:name="T44" style:family="text">
      <style:text-properties style:text-position="sub 58%" fo:font-style="italic" style:font-style-asian="italic" style:font-style-complex="italic"/>
    </style:style>
    <style:style style:name="T45" style:family="text">
      <style:text-properties style:text-position="sub 58%" fo:font-style="italic" officeooo:rsid="00d88966" style:font-style-asian="italic" style:font-style-complex="italic"/>
    </style:style>
    <style:style style:name="T46" style:family="text">
      <style:text-properties officeooo:rsid="00dbfaa8"/>
    </style:style>
    <style:style style:name="T47" style:family="text">
      <style:text-properties officeooo:rsid="00def01e"/>
    </style:style>
    <style:style style:name="T48" style:family="text">
      <style:text-properties officeooo:rsid="00e5ab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42">8775</text:span> – <text:span text:style-name="T1">Analyse et conception d’algorithmes</text:span></text:p>
      <text:p text:style-name="Subtitle"><text:span text:style-name="T1">TP3</text:span> – <text:span text:style-name="T42">Hiver 2019</text:span></text:p>
      <text:p text:style-name="P1"/>
      <table:table table:name="Table2" table:style-name="Table2">
        <table:table-column table:style-name="Table2.A"/>
        <table:table-column table:style-name="Table2.B"/>
        <table:table-row>
          <table:table-cell table:style-name="Table2.A1" office:value-type="string">
            <text:p text:style-name="P28">Nom, prénom, matricule des membres</text:p>
          </table:table-cell>
          <table:table-cell table:style-name="Table2.B1" office:value-type="string">
            <text:p text:style-name="P37">Nom, Prénom, matricule</text:p>
            <text:p text:style-name="P37">Nom, Prénom, matricule</text:p>
          </table:table-cell>
        </table:table-row>
        <table:table-row>
          <table:table-cell table:style-name="Table2.A2" office:value-type="string">
            <text:p text:style-name="P28">Note finale / <text:span text:style-name="T7">14</text:span></text:p>
          </table:table-cell>
          <table:table-cell table:style-name="Table2.B2" office:value-type="float" office:value="0">
            <text:p text:style-name="P35">0</text:p>
          </table:table-cell>
        </table:table-row>
      </table:table>
      <text:p text:style-name="P5"/>
      <text:h text:style-name="P54" text:outline-level="1">Information<text:span text:style-name="T23">s</text:span> technique<text:span text:style-name="T23">s</text:span></text:h>
      <text:list xml:id="list2946262384" text:style-name="L1">
        <text:list-item>
          <text:p text:style-name="P66">Répondez directement dans <text:span text:style-name="T8">ce document</text:span> ODT avec LibreOffice. <text:span text:style-name="T22">Utilisez LibreOffice et non Word, sinon ce document sera corrompu.</text:span></text:p>
        </text:list-item>
        <text:list-item>
          <text:p text:style-name="P67">La correction se fait à même le rapport.</text:p>
        </text:list-item>
        <text:list-item>
          <text:p text:style-name="P68">Avant <text:span text:style-name="T26">le </text:span><text:span text:style-name="T41">16 avril</text:span><text:span text:style-name="T40"> à 23h59 </text:span><text:span text:style-name="T41">pour les deux groupes (B1 et B2)</text:span>, vous devez faire une remise électronique en suivant les instructions suivantes :</text:p>
          <text:list>
            <text:list-item>
              <text:p text:style-name="P67">Le dossier remis doit se nommer matricule1_matricule2_tp<text:span text:style-name="T30">3</text:span> et doit être compressé sous format zip.</text:p>
            </text:list-item>
            <text:list-item>
              <text:p text:style-name="P67">À la racine de ce dernier, on doit retrouver :</text:p>
              <text:list>
                <text:list-item>
                  <text:p text:style-name="P67">Ce rapport sous format ODT.</text:p>
                </text:list-item>
                <text:list-item>
                  <text:p text:style-name="P67">Un script nommé <text:span text:style-name="T2">tp.sh</text:span><text:span text:style-name="T9"> servant à exécuter </text:span><text:span text:style-name="T13">votre algorithme</text:span><text:span text:style-name="T9">. L’interface du script est décrite à la fin du rapport.</text:span></text:p>
                </text:list-item>
                <text:list-item>
                  <text:p text:style-name="P69"><text:span text:style-name="T9">Un fichier texte nommé </text:span><text:span text:style-name="T2">emails.txt</text:span><text:span text:style-name="T9"> contenant le courriel de chaque membre de l’équipe</text:span></text:p>
                </text:list-item>
                <text:list-item>
                  <text:p text:style-name="P70">Le code source et les exécutables</text:p>
                </text:list-item>
              </text:list>
            </text:list-item>
          </text:list>
        </text:list-item>
        <text:list-item>
          <text:p text:style-name="P71">Vous avez le choix du langage de programmation utilisé. Le code et les exécutables soumis devront être compatible avec les ordinateurs de la salle L-4714. <text:span text:style-name="T31">Conseil pour le TP3 : Compilez avec -O3 si vous utilisez C++.</text:span></text:p>
        </text:list-item>
        <text:list-item>
          <text:p text:style-name="P44">Si vous utilisez des extraits de codes (programmes) trouvés sur Internet, vous devez en mentionner la source, sinon vous serez sanctionnés pour plagiat. </text:p>
        </text:list-item>
      </text:list>
      <text:h text:style-name="P55" text:outline-level="1"><text:soft-page-break/>Mise en situation</text:h>
      <text:p text:style-name="P13">Le dernier travail pratique se fera dans le cadre du concours du meilleur algorithme pour la session <text:span text:style-name="T43">d’hiver</text:span> 201<text:span text:style-name="T43">9</text:span>. Le travail demandé consiste à concevoir et implanter un algorithme de votre cru pour résoudre un problème combinatoire. Le classement des équipes déterminera votre note pour la qualité de l'algorithme. <text:span text:style-name="T27">Votre algorithme sera exécuté sur 3 exemplaires de notre choix pendant 3 minutes.</text:span></text:p>
      <text:p text:style-name="P13"/>
      <text:p text:style-name="P14">Dans un élan de charité, vous décidez d'offrir à la fondation Child's Play les Lego que vous aviez lorsque vous étiez enfant. Vous les retrouvez pêle-mêle dans une grosse boîte chez vos parents. Vous réalisez que vous n'avez plus les plans des modèles, et que même si vous les aviez il vous manquerait sûrement plusieurs pièces perdues au fil des années pour avoir des modèles complets.</text:p>
      <text:p text:style-name="P14"/>
      <text:p text:style-name="P14">Heureusement, la compagnie Lego garde un catalogue des plans de tous ses modèles, et offre un service en ligne pour commander des pièces. Vous devez trouver un ensemble de modèles utilisant la totalité de vos pièces, ce qui nécessitera possiblement de commander certaines pièces s'il en manque. Malgré toutes vos bonnes intentions, vous êtes quand même un pauvre étudiant et vous devez donc minimiser le coût d'achat des pièces manquantes. Vous pouvez construire plusieurs modèles identiques.</text:p>
      <text:p text:style-name="P14"/>
      <text:p text:style-name="P14">Plus formellement :</text:p>
      <text:p text:style-name="P14"/>
      <text:p text:style-name="P14">Soit <text:span text:style-name="T2">P</text:span> = {<text:span text:style-name="T2">p</text:span><text:span text:style-name="T44">1</text:span><text:span text:style-name="T2">, p</text:span><text:span text:style-name="T44">2</text:span><text:span text:style-name="T2">, ..., p</text:span><text:span text:style-name="T45">g</text:span>} le prix des différents types de pièces de Lego, et <text:span text:style-name="T2">M</text:span> = {<text:span text:style-name="T6">M</text:span><text:span text:style-name="T44">1</text:span><text:span text:style-name="T2">, </text:span><text:span text:style-name="T6">M</text:span><text:span text:style-name="T44">2</text:span><text:span text:style-name="T2">, ..., </text:span><text:span text:style-name="T6">M</text:span><text:span text:style-name="T44">d</text:span>} les différents types de modèles (chaque modèle est un ensemble de pièces). Les pièces que vous avez en votre possession sont un vecteur de longueur <text:span text:style-name="T3">g</text:span>. La réponse est que vous devez fournir est un vecteur de longueur<text:span text:style-name="T2"> </text:span><text:span text:style-name="T3">d</text:span><text:span text:style-name="T2"> </text:span>représentant les modèles que vous voulez former et leur nombre. Un vecteur de réponse valide doit contenir des modèles qui utilisent l'ensemble de vos pièces, et si des pièces additionnelles sont nécessaires la somme de leur coût doit être minimal.</text:p>
      <text:p text:style-name="P6"/>
      <text:p text:style-name="P7">Le rapport pour ce dernier travail pratique est assez succinct. <text:span text:style-name="T36">Vous êtes encouragés </text:span>à terminer ce travail assez tôt afin de ne pas compromettre <text:span text:style-name="T36">la </text:span>préparation à vos examens finaux.</text:p>
      <text:p text:style-name="P43"/>
      <text:h text:style-name="P58" text:outline-level="1">Exemple</text:h>
      <text:p text:style-name="P47">Supposons que nous avons trois types de pièces (<text:span text:style-name="T2">g</text:span> = 3) et deux sortes de modèles (<text:span text:style-name="T2">d = </text:span>2) :</text:p>
      <text:p text:style-name="P48">Prix des pièces : [6, 3, 4]</text:p>
      <text:p text:style-name="P48">Pièces en votre possession : [10, 11, 8]</text:p>
      <text:p text:style-name="P48">Modèles :</text:p>
      <text:p text:style-name="P48"><text:span text:style-name="T2">M</text:span><text:span text:style-name="T44">1</text:span> : [5, 6, 7]</text:p>
      <text:p text:style-name="P48"><text:span text:style-name="T2">M</text:span><text:span text:style-name="T44">2</text:span> : [2, 0, 1]</text:p>
      <text:p text:style-name="P49">Vous avez en votre possession 10 pièces du premier type, 11 pièces du second type, et 8 pièces du troisième type. Le modèle <text:span text:style-name="T2">M</text:span><text:span text:style-name="T44">1</text:span>, par exemple, utilise 5 pièces du premier type, 6 pièces du second type, et 7 pièces du troisième type. Vous décidez de construire deux modèles <text:span text:style-name="T2">M</text:span><text:span text:style-name="T44">1 </text:span>et aucun modèle <text:span text:style-name="T2">M</text:span><text:span text:style-name="T44">2</text:span>. Votre vecteur de réponse est donc [2, 0]. Votre solution requiert donc :</text:p>
      <text:list xml:id="list2933860972" text:style-name="L5">
        <text:list-item>
          <text:p text:style-name="P45"><text:span text:style-name="T18">(2 * 5) + (0 * 2) = </text:span><text:span text:style-name="T17">10 pièces du premier type</text:span></text:p>
        </text:list-item>
        <text:list-item>
          <text:p text:style-name="P45"><text:span text:style-name="T18">(2 * 6) + (0 * 0) = </text:span><text:span text:style-name="T17">12 pièces du second type</text:span></text:p>
        </text:list-item>
        <text:list-item>
          <text:p text:style-name="P45"><text:span text:style-name="T18">(2 * 7) + (0 * 1) = </text:span><text:span text:style-name="T17">14 pièces du troisième typ</text:span><text:span text:style-name="T19">e</text:span></text:p>
          <text:p text:style-name="P53"><text:span text:style-name="T17">Toutes les pièces qui sont en votre possession ([10, 11, 8]) trouvent leur place parmi les pièces nécessaire</text:span><text:span text:style-name="T20">s</text:span><text:span text:style-name="T17"> à la solution ([10, 12, 14]), </text:span><text:span text:style-name="T18">donc votre solution est valide</text:span><text:span text:style-name="T17">. Il vous faut cependant acheter certaines pièces manquantes pour compléter les deux modèles :</text:span></text:p>
        </text:list-item>
      </text:list>
      <text:list xml:id="list705087517" text:style-name="L4">
        <text:list-item>
          <text:p text:style-name="P50">Il faut acheter 10 – 10 = 0 pièces du premier type, à un coût de 6 par pièce (0 * 6 = 0)</text:p>
        </text:list-item>
        <text:list-item>
          <text:p text:style-name="P51">Il faut acheter 1<text:span text:style-name="T48">2</text:span> – 1<text:span text:style-name="T48">1</text:span> = <text:span text:style-name="T48">1</text:span> pièce du <text:span text:style-name="T48">second </text:span>type, à un coût de <text:span text:style-name="T48">3</text:span> par pièce (<text:span text:style-name="T48">1</text:span> * <text:span text:style-name="T48">3</text:span> = <text:span text:style-name="T48">3</text:span>)</text:p>
        </text:list-item>
        <text:list-item>
          <text:p text:style-name="P51">Il faut acheter 1<text:span text:style-name="T48">4</text:span> – <text:span text:style-name="T48">8</text:span> = <text:span text:style-name="T48">6</text:span> pièces du <text:span text:style-name="T48">troisième</text:span> type, à un coût de <text:span text:style-name="T48">4</text:span> par pièce (<text:span text:style-name="T48">6</text:span> * <text:span text:style-name="T48">4</text:span> = <text:span text:style-name="T48">24</text:span>)</text:p>
        </text:list-item>
      </text:list>
      <text:p text:style-name="P52"/>
      <text:p text:style-name="P52">La valeur de la solution [2, 0] est donc 0 + 3 + 24 = 27</text:p>
      <text:h text:style-name="P57" text:outline-level="1">Jeu de données</text:h>
      <text:p text:style-name="P21"><text:span text:style-name="T10">Pour tester </text:span><text:span text:style-name="T12">votre</text:span><text:span text:style-name="T10"> algorithme, vous </text:span><text:span text:style-name="T11">disposez d’un jeu de données de </text:span><text:span text:style-name="T16">8</text:span><text:span text:style-name="T11"> exemplaires. </text:span><text:span text:style-name="T14">La première ligne contient le nombre de différents types de pièces </text:span><text:span text:style-name="T5">g</text:span><text:span text:style-name="T4">. </text:span><text:span text:style-name="T14">La ligne suivante contient le nombre de pièces de chaque type que vous avez en votre possession. La prochaine ligne indique le prix associé à l’achat de chaque type de pièce. </text:span><text:span text:style-name="T15">La ligne suivante indique le nombre </text:span><text:span text:style-name="T5">d </text:span><text:span text:style-name="T15">de différents modèles, et les </text:span><text:span text:style-name="T5">d</text:span><text:span text:style-name="T15"> lignes suivantes indiquent de quelles pièces sont formés ces </text:span><text:span text:style-name="T5">d </text:span><text:span text:style-name="T15">modèles.</text:span></text:p>
      <text:h text:style-name="P65" text:outline-level="3">Description de votre algorithme</text:h>
      <table:table table:name="Table10" table:style-name="Table10">
        <table:table-column table:style-name="Table10.A"/>
        <table:table-column table:style-name="Table10.B"/>
        <table:table-row>
          <table:table-cell table:style-name="Table10.A1" office:value-type="string">
            <text:p text:style-name="P33">0</text:p>
          </table:table-cell>
          <table:table-cell table:style-name="Table10.B1" office:value-type="string">
            <text:p text:style-name="P27"><text:s/>/ <text:span text:style-name="T37">1 pt</text:span></text:p>
          </table:table-cell>
        </table:table-row>
      </table:table>
      <text:p text:style-name="P40">Décrivez brièvement votre algorithme en quelques phrases.</text:p>
      <text:h text:style-name="P59" text:outline-level="3">Présentation de votre algorithme</text:h>
      <table:table table:name="Table8" table:style-name="Table8">
        <table:table-column table:style-name="Table8.A"/>
        <table:table-column table:style-name="Table8.B"/>
        <table:table-row>
          <table:table-cell table:style-name="Table8.A1" office:value-type="string">
            <text:p text:style-name="P31">0</text:p>
          </table:table-cell>
          <table:table-cell table:style-name="Table8.B1" office:value-type="string">
            <text:p text:style-name="P25"><text:s/>/ <text:span text:style-name="T28">2 pt</text:span></text:p>
          </table:table-cell>
        </table:table-row>
      </table:table>
      <text:p text:style-name="P39">Sous forme de pseudo-code et incluant une analyse de complexité théorique des principales fonctions. <text:span text:style-name="T29">Si vous préférez écrire vos équations en Latex, vous pouvez ajouter un pdf à la remise avec la réponse à cette question et le mentionner ici.</text:span></text:p>
      <text:h text:style-name="Heading_20_3" text:outline-level="3">Justification de l’originalité de votre algorithme</text:h>
      <table:table table:name="Table9" table:style-name="Table9">
        <table:table-column table:style-name="Table9.A"/>
        <table:table-column table:style-name="Table9.B"/>
        <table:table-row>
          <table:table-cell table:style-name="Table9.A1" office:value-type="string">
            <text:p text:style-name="P36">0</text:p>
          </table:table-cell>
          <table:table-cell table:style-name="Table9.B1" office:value-type="string">
            <text:p text:style-name="P25"><text:s/>/ <text:span text:style-name="T28">3 pt</text:span></text:p>
          </table:table-cell>
        </table:table-row>
      </table:table>
      <text:p text:style-name="P10"/>
      <text:p text:style-name="P11">La conception de votre algorithme sera jugé<text:span text:style-name="T38">e</text:span> avec les critères suivants :</text:p>
      <text:list xml:id="list1510463859" text:style-name="L2">
        <text:list-item>
          <text:p text:style-name="P41">Lien avec le contenu du cours</text:p>
        </text:list-item>
        <text:list-item>
          <text:p text:style-name="P41">Originalité</text:p>
        </text:list-item>
        <text:list-item>
          <text:p text:style-name="P41">Initiative</text:p>
        </text:list-item>
      </text:list>
      <text:p text:style-name="P11"/>
      <text:h text:style-name="P60" text:outline-level="3">Votre algorithme est-il assuré de trouver <text:span text:style-name="T38">une</text:span> solution optimale?</text:h>
      <table:table table:name="Table4" table:style-name="Table4">
        <table:table-column table:style-name="Table4.A"/>
        <table:table-column table:style-name="Table4.B"/>
        <table:table-row>
          <table:table-cell table:style-name="Table4.A1" office:value-type="string">
            <text:p text:style-name="P32">0</text:p>
          </table:table-cell>
          <table:table-cell table:style-name="Table4.B1" office:value-type="string">
            <text:p text:style-name="P26"><text:s/>/ <text:span text:style-name="T37">1 pt</text:span></text:p>
          </table:table-cell>
        </table:table-row>
      </table:table>
      <text:p text:style-name="P12"/>
      <text:p text:style-name="P42">Aucune justification requise. Un simple “oui” ou “non” suffit.</text:p>
      <text:h text:style-name="P56" text:outline-level="1">Autre<text:span text:style-name="T21">s</text:span> critères <text:span text:style-name="T21">de </text:span>correction</text:h>
      <text:h text:style-name="P61" text:outline-level="3">Respect de l’interface tp.sh</text:h>
      <table:table table:name="Table5" table:style-name="Table5">
        <table:table-column table:style-name="Table5.A"/>
        <table:table-column table:style-name="Table5.B"/>
        <table:table-row>
          <table:table-cell table:style-name="Table5.A1" office:value-type="string">
            <text:p text:style-name="P29">0</text:p>
          </table:table-cell>
          <table:table-cell table:style-name="Table5.B1" office:value-type="string">
            <text:p text:style-name="P23"><text:s/>/ <text:span text:style-name="T7">1 pt</text:span></text:p>
          </table:table-cell>
        </table:table-row>
      </table:table>
      <text:p text:style-name="P2"/>
      <text:p text:style-name="P3">Utilisation :</text:p>
      <text:p text:style-name="P2"><text:tab/>./tp.sh -e [<text:span text:style-name="T25">path_vers_exemplaire</text:span>]</text:p>
      <text:p text:style-name="P2"/>
      <text:p text:style-name="P22">Chaque fois <text:span text:style-name="T46">qu’une meilleure solution est trouvée, votre programme affiche le vecteur de réponse (la liste des modèles de la solution, et non la valeur de la solution).</text:span></text:p>
      <text:p text:style-name="P3"/>
      <text:p text:style-name="P19">Important : l’option -e doit accepter des fichiers avec des paths absolus.</text:p>
      <text:p text:style-name="P19"/>
      <text:p text:style-name="P20">Le script tp.sh ne vous est pas fourni, mais vous pouvez facilement adapter celui <text:span text:style-name="T35">du TP2</text:span>.</text:p>
      <text:p text:style-name="P3"/>
      <text:p text:style-name="P8">Voici un exemple d’affichage <text:span text:style-name="T46">pour un exemplaire ayant 11 modèles</text:span> <text:span text:style-name="T32">(dans cet exemple, après avoir trouvé une solution initiale, le programme en a par la suite trouvé une meilleure)</text:span> <text:span text:style-name="T32">:</text:span></text:p>
      <text:p text:style-name="P8"/>
      <text:p text:style-name="P15"><text:span text:style-name="T46">5</text:span> <text:span text:style-name="T46">4 0 11 0 2 1 4 0 0 13</text:span></text:p>
      <text:p text:style-name="P16">0 4 1 9 2 0 7 9 15 3 0</text:p>
      <text:p text:style-name="P3"/>
      <text:p text:style-name="P18">Un script de vérification de solution vous est fourni <text:span text:style-name="T33">(sol_check.py, les instructions d’utilisation sont dans le code source)</text:span>. Ce script vous indiquera si l’affichage est correct et si votre solution est valide. <text:span text:style-name="T39">C’est ce script qui sera utilisé pour la correction, donc assurez-vous qu’il reconnaisse vos solutions.</text:span></text:p>
      <text:p text:style-name="P17"/>
      <text:h text:style-name="P62" text:outline-level="3">Qualité d<text:span text:style-name="T28">e l’algorithme</text:span></text:h>
      <table:table table:name="Table1" table:style-name="Table1">
        <table:table-column table:style-name="Table1.A"/>
        <table:table-column table:style-name="Table1.B"/>
        <table:table-row>
          <table:table-cell table:style-name="Table1.A1" office:value-type="string">
            <text:p text:style-name="P31">0</text:p>
          </table:table-cell>
          <table:table-cell table:style-name="Table1.B1" office:value-type="string">
            <text:p text:style-name="P25"><text:s/>/ <text:span text:style-name="T28">4 pt</text:span></text:p>
          </table:table-cell>
        </table:table-row>
      </table:table>
      <text:p text:style-name="P9"/>
      <text:h text:style-name="P63" text:outline-level="3">Qualité du code</text:h>
      <table:table table:name="Table7" table:style-name="Table7">
        <table:table-column table:style-name="Table7.A"/>
        <table:table-column table:style-name="Table7.B"/>
        <table:table-row>
          <table:table-cell table:style-name="Table7.A1" office:value-type="string">
            <text:p text:style-name="P30">0</text:p>
          </table:table-cell>
          <table:table-cell table:style-name="Table7.B1" office:value-type="string">
            <text:p text:style-name="P24"><text:s/>/ <text:span text:style-name="T7">1 pt</text:span></text:p>
          </table:table-cell>
        </table:table-row>
      </table:table>
      <text:p text:style-name="P4"/>
      <text:h text:style-name="P61" text:outline-level="3">Présentation générale <text:span text:style-name="T34">(concision, qualité du français, etc.)</text:span></text:h>
      <table:table table:name="Table6" table:style-name="Table6">
        <table:table-column table:style-name="Table6.A"/>
        <table:table-column table:style-name="Table6.B"/>
        <table:table-row>
          <table:table-cell table:style-name="Table6.A1" office:value-type="string">
            <text:p text:style-name="P29">0</text:p>
          </table:table-cell>
          <table:table-cell table:style-name="Table6.B1" office:value-type="string">
            <text:p text:style-name="P23"><text:s/>/ <text:span text:style-name="T34">1 pt</text:span></text:p>
          </table:table-cell>
        </table:table-row>
      </table:table>
      <text:h text:style-name="P64" text:outline-level="3"/>
      <text:h text:style-name="P64" text:outline-level="3">Pénalité <text:span text:style-name="T34">pour </text:span>retard <text:span text:style-name="T34">ou autre</text:span></text:h>
      <table:table table:name="Table3" table:style-name="Table3">
        <table:table-column table:style-name="Table3.A"/>
        <table:table-row>
          <table:table-cell table:style-name="Table3.A1" office:value-type="string">
            <text:p text:style-name="P34">0</text:p>
          </table:table-cell>
        </table:table-row>
      </table:table>
      <text:p text:style-name="P38"/>
      <text:list xml:id="list1245773993" text:style-name="L3">
        <text:list-item>
          <text:p text:style-name="P46"><text:soft-page-break/>-<text:span text:style-name="T24">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in" fo:margin-bottom="0.1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3-22T09:43:18.982596748</dc:date>
    <meta:editing-duration>PT8H34M</meta:editing-duration>
    <meta:editing-cycles>145</meta:editing-cycles>
    <meta:generator>LibreOffice/6.2.1.2$Linux_X86_64 LibreOffice_project/20$Build-2</meta:generator>
    <meta:document-statistic meta:table-count="10" meta:image-count="0" meta:object-count="0" meta:page-count="7" meta:paragraph-count="88" meta:word-count="1270" meta:character-count="7025" meta:non-whitespace-character-count="5850"/>
  </office:meta>
</office:document-meta>
</file>